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officeooo:rsid="000a7dd0" officeooo:paragraph-rsid="000a7dd0" style:font-size-asian="13pt" style:font-size-complex="13pt"/>
    </style:style>
    <style:style style:name="P2" style:family="paragraph" style:parent-style-name="Standard">
      <style:text-properties style:font-name="Times New Roman" fo:font-size="14pt" officeooo:rsid="000a7dd0" officeooo:paragraph-rsid="000a7dd0" style:font-size-asian="14pt" style:font-size-complex="14pt"/>
    </style:style>
    <style:style style:name="P3" style:family="paragraph" style:parent-style-name="Standard">
      <style:text-properties style:font-name="Times New Roman" fo:font-size="16pt" officeooo:rsid="000a7dd0" officeooo:paragraph-rsid="000a7dd0" style:font-size-asian="16pt" style:font-size-complex="16pt"/>
    </style:style>
    <style:style style:name="P4" style:family="paragraph" style:parent-style-name="Standard" style:list-style-name="L1">
      <style:text-properties style:font-name="Times New Roman" fo:font-size="13pt" officeooo:rsid="000a7dd0" officeooo:paragraph-rsid="000a7dd0" style:font-size-asian="13pt" style:font-size-complex="13pt"/>
    </style:style>
    <style:style style:name="P5" style:family="paragraph" style:parent-style-name="Standard">
      <style:text-properties style:font-name="Times New Roman" fo:font-size="13pt" officeooo:rsid="000a7dd0" officeooo:paragraph-rsid="000a7dd0" style:font-size-asian="13pt" style:font-size-complex="13pt"/>
    </style:style>
    <style:style style:name="P6" style:family="paragraph" style:parent-style-name="Standard">
      <style:text-properties style:font-name="Times New Roman" fo:font-size="13pt" officeooo:rsid="000f4a02" officeooo:paragraph-rsid="000f4a02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officeooo:rsid="000f4a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4 pillar game.</text:p>
      <text:p text:style-name="P1"/>
      <text:p text:style-name="P3">Project Objective:</text:p>
      <text:p text:style-name="P1"><text:tab/>Create a prototype that displays an understating of the four pillars of OOP. </text:p>
      <text:p text:style-name="P1"/>
      <text:p text:style-name="P1">Abstraction, Inheritance, Polymorphism, Encapsulation </text:p>
      <text:p text:style-name="P1"/>
      <text:p text:style-name="P3">Prototype Idea:</text:p>
      <text:p text:style-name="P2"/>
      <text:p text:style-name="P1"><text:tab/>3D 1<text:span text:style-name="T1">st</text:span> person character walks around and clicks on primitive shapes that will display to the user(Console or through text) what the shape is and what color. </text:p>
      <text:p text:style-name="P1"/>
      <text:p text:style-name="P1">(Could also be updated to become something more if the idea seems interesting)</text:p>
      <text:p text:style-name="P1"/>
      <text:p text:style-name="P1"/>
      <text:p text:style-name="P3">Tasks:</text:p>
      <text:p text:style-name="P3"/>
      <text:p text:style-name="P1">1. Create a 1<text:span text:style-name="T1">st</text:span> person character to walk around the scene. <text:span text:style-name="T2">With a floor to not fall through.</text:span></text:p>
      <text:p text:style-name="P6">Or create a camera move script to move around.</text:p>
      <text:p text:style-name="P1"/>
      <text:p text:style-name="P1">2. Create a “shapes” class for child shape classes to inherit from</text:p>
      <text:list xml:id="list1923004148" text:style-name="L1">
        <text:list-item>
          <text:p text:style-name="P4">Name of shape</text:p>
        </text:list-item>
        <text:list-item>
          <text:p text:style-name="P4">Color of shape</text:p>
        </text:list-item>
        <text:list-item>
          <text:p text:style-name="P4">Size of shape(Encapsulate)</text:p>
        </text:list-item>
        <text:list-item>
          <text:p text:style-name="P4">Create a click method.</text:p>
        </text:list-item>
        <text:list-item>
          <text:p text:style-name="P4">Create a “Display” method to display the information<text:span text:style-name="T2">(Polymorph to change with each child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9:30:50.708000000</meta:creation-date>
    <dc:date>2021-09-14T07:45:25.991000000</dc:date>
    <meta:editing-duration>PT14M30S</meta:editing-duration>
    <meta:editing-cycles>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6" meta:word-count="136" meta:character-count="802" meta:non-whitespace-character-count="682"/>
  </office:meta>
</office:document-meta>
</file>